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bcad5" officeooo:paragraph-rsid="00183c87" style:font-size-asian="24pt" style:font-size-complex="24pt"/>
    </style:style>
    <style:style style:name="P2" style:family="paragraph" style:parent-style-name="Standard">
      <style:text-properties officeooo:rsid="001bcad5" officeooo:paragraph-rsid="00183c87"/>
    </style:style>
    <style:style style:name="P3" style:family="paragraph" style:parent-style-name="Standard">
      <style:text-properties fo:font-size="18pt" officeooo:rsid="001d76a2" officeooo:paragraph-rsid="00183c87" style:font-size-asian="18pt" style:font-size-complex="18pt"/>
    </style:style>
    <style:style style:name="P4" style:family="paragraph" style:parent-style-name="Standard">
      <style:text-properties fo:font-size="18pt" officeooo:paragraph-rsid="00183c87" style:font-size-asian="18pt" style:font-size-complex="18pt"/>
    </style:style>
    <style:style style:name="P5" style:family="paragraph" style:parent-style-name="Standard">
      <style:text-properties officeooo:rsid="001d76a2"/>
    </style:style>
    <style:style style:name="P6" style:family="paragraph" style:parent-style-name="Standard">
      <style:text-properties officeooo:rsid="001d76a2" officeooo:paragraph-rsid="00183c87"/>
    </style:style>
    <style:style style:name="P7" style:family="paragraph" style:parent-style-name="Standard">
      <style:text-properties officeooo:paragraph-rsid="00183c87"/>
    </style:style>
    <style:style style:name="P8" style:family="paragraph" style:parent-style-name="Standard">
      <style:text-properties officeooo:rsid="00183c87" officeooo:paragraph-rsid="00183c87"/>
    </style:style>
    <style:style style:name="P9" style:family="paragraph" style:parent-style-name="Standard">
      <style:text-properties fo:font-weight="normal" officeooo:rsid="001a5c33" officeooo:paragraph-rsid="0018ef04" style:font-weight-asian="normal" style:font-weight-complex="normal"/>
    </style:style>
    <style:style style:name="P10" style:family="paragraph" style:parent-style-name="Standard" style:list-style-name="L1">
      <style:text-properties officeooo:rsid="00183c87" officeooo:paragraph-rsid="00183c87"/>
    </style:style>
    <style:style style:name="P11" style:family="paragraph" style:parent-style-name="Standard" style:list-style-name="L1">
      <style:text-properties officeooo:rsid="001879b0" officeooo:paragraph-rsid="001879b0"/>
    </style:style>
    <style:style style:name="P12" style:family="paragraph" style:parent-style-name="Standard" style:list-style-name="L1">
      <style:text-properties officeooo:rsid="001d76a2" officeooo:paragraph-rsid="00183c87"/>
    </style:style>
    <style:style style:name="P13" style:family="paragraph" style:parent-style-name="Standard" style:list-style-name="L2">
      <style:text-properties officeooo:paragraph-rsid="0018ef04"/>
    </style:style>
    <style:style style:name="P14" style:family="paragraph" style:parent-style-name="Standard" style:list-style-name="L3">
      <style:text-properties officeooo:paragraph-rsid="001cd9a9"/>
    </style:style>
    <style:style style:name="P15" style:family="paragraph" style:parent-style-name="Standard" style:list-style-name="L3">
      <style:text-properties officeooo:rsid="001cd9a9" officeooo:paragraph-rsid="001cd9a9"/>
    </style:style>
    <style:style style:name="P16" style:family="paragraph" style:parent-style-name="Standard" style:list-style-name="L3">
      <style:text-properties officeooo:rsid="001cd9a9" officeooo:paragraph-rsid="0023a93d"/>
    </style:style>
    <style:style style:name="P17" style:family="paragraph" style:parent-style-name="Standard" style:list-style-name="L3">
      <style:text-properties officeooo:rsid="001cd9a9" officeooo:paragraph-rsid="002ee019"/>
    </style:style>
    <style:style style:name="P18" style:family="paragraph" style:parent-style-name="Standard" style:list-style-name="L3">
      <style:text-properties officeooo:rsid="0020f2b3" officeooo:paragraph-rsid="001ed6b6"/>
    </style:style>
    <style:style style:name="P19" style:family="paragraph" style:parent-style-name="Standard" style:list-style-name="L3">
      <style:text-properties officeooo:rsid="001ed6b6" officeooo:paragraph-rsid="001ed6b6"/>
    </style:style>
    <style:style style:name="P20" style:family="paragraph" style:parent-style-name="Standard" style:list-style-name="L3">
      <style:text-properties officeooo:rsid="0020df2c" officeooo:paragraph-rsid="0020df2c"/>
    </style:style>
    <style:style style:name="P21" style:family="paragraph" style:parent-style-name="Standard" style:list-style-name="L3">
      <style:text-properties officeooo:rsid="0023a93d" officeooo:paragraph-rsid="0023a93d"/>
    </style:style>
    <style:style style:name="P22" style:family="paragraph" style:parent-style-name="Standard">
      <style:text-properties officeooo:rsid="0023a93d" officeooo:paragraph-rsid="002dcda4"/>
    </style:style>
    <style:style style:name="P23" style:family="paragraph" style:parent-style-name="Standard" style:list-style-name="L4">
      <style:text-properties officeooo:rsid="0023a93d" officeooo:paragraph-rsid="002dcda4"/>
    </style:style>
    <style:style style:name="P24" style:family="paragraph" style:parent-style-name="Standard" style:list-style-name="L5">
      <style:text-properties officeooo:rsid="0023a93d" officeooo:paragraph-rsid="002dcda4"/>
    </style:style>
    <style:style style:name="P25" style:family="paragraph" style:parent-style-name="Standard">
      <style:text-properties officeooo:rsid="0023a93d" officeooo:paragraph-rsid="002ee019"/>
    </style:style>
    <style:style style:name="P26" style:family="paragraph" style:parent-style-name="Standard" style:list-style-name="L6">
      <style:text-properties officeooo:rsid="0023a93d" officeooo:paragraph-rsid="002ee019"/>
    </style:style>
    <style:style style:name="P27" style:family="paragraph" style:parent-style-name="Standard">
      <style:text-properties officeooo:paragraph-rsid="00183c87"/>
    </style:style>
    <style:style style:name="P28" style:family="paragraph" style:parent-style-name="Standard" style:list-style-name="L6">
      <style:paragraph-properties fo:margin-left="0.0102in" fo:margin-right="0in" fo:text-indent="-0.7602in" style:auto-text-indent="false">
        <style:tab-stops/>
      </style:paragraph-properties>
      <style:text-properties officeooo:rsid="0023a93d" officeooo:paragraph-rsid="002ee019"/>
    </style:style>
    <style:style style:name="T1" style:family="text">
      <style:text-properties officeooo:rsid="001d76a2"/>
    </style:style>
    <style:style style:name="T2" style:family="text">
      <style:text-properties officeooo:rsid="001bcad5"/>
    </style:style>
    <style:style style:name="T3" style:family="text">
      <style:text-properties officeooo:rsid="00183c87"/>
    </style:style>
    <style:style style:name="T4" style:family="text">
      <style:text-properties officeooo:rsid="001879b0"/>
    </style:style>
    <style:style style:name="T5" style:family="text">
      <style:text-properties fo:font-weight="normal" officeooo:rsid="0018ef04" style:font-weight-asian="normal" style:font-weight-complex="normal"/>
    </style:style>
    <style:style style:name="T6" style:family="text">
      <style:text-properties fo:font-weight="normal" officeooo:rsid="001a5c33" style:font-weight-asian="normal" style:font-weight-complex="normal"/>
    </style:style>
    <style:style style:name="T7" style:family="text">
      <style:text-properties officeooo:rsid="001c219d"/>
    </style:style>
    <style:style style:name="T8" style:family="text">
      <style:text-properties officeooo:rsid="001cd9a9"/>
    </style:style>
    <style:style style:name="T9" style:family="text">
      <style:text-properties officeooo:rsid="001ed6b6"/>
    </style:style>
    <style:style style:name="T10" style:family="text">
      <style:text-properties officeooo:rsid="002058b3"/>
    </style:style>
    <style:style style:name="T11" style:family="text">
      <style:text-properties officeooo:rsid="002dcda4"/>
    </style:style>
    <style:style style:name="T12" style:family="text">
      <style:text-properties officeooo:rsid="002ee019"/>
    </style:style>
    <style:style style:name="T13" style:family="text">
      <style:text-properties officeooo:rsid="00309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S <text:span text:style-name="T3">Dashboard</text:span></text:p>
      <text:p text:style-name="P2"/>
      <text:p text:style-name="P4"><text:span text:style-name="T1">1. </text:span><text:span text:style-name="T2">Feature Overview</text:span></text:p>
      <text:p text:style-name="P2"/>
      <text:p text:style-name="P2"><text:span text:style-name="T3">AMS Dashboard is a </text:span><text:span text:style-name="T13">php</text:span><text:span text:style-name="T3"> </text:span><text:span text:style-name="T13">web </text:span><text:span text:style-name="T3">application which shows all data that has been logged by the </text:span>AMS Android Library. <text:span text:style-name="T3">The data used in the AMS Dashboard is pulled from </text:span><text:span text:style-name="T13">the backend database</text:span><text:span text:style-name="T3">.</text:span></text:p>
      <text:p text:style-name="P8">The data will be displayed using tables and graphs depending on which is more user friendly.</text:p>
      <text:p text:style-name="P2"/>
      <text:p text:style-name="P2">Goals:</text:p>
      <text:list xml:id="list6483244930339390101" text:style-name="L1">
        <text:list-item>
          <text:p text:style-name="P10">Display data in a relevant, user friendly way</text:p>
        </text:list-item>
        <text:list-item>
          <text:p text:style-name="P10">Include the ability to <text:span text:style-name="T11">create favorite graphs</text:span></text:p>
        </text:list-item>
        <text:list-item>
          <text:p text:style-name="P10">Dashboard will have a left navigation menu</text:p>
        </text:list-item>
        <text:list-item>
          <text:p text:style-name="P11">Dashboard should be able to connect via local network if the user specifies</text:p>
          <text:p text:style-name="P12"/>
        </text:list-item>
      </text:list>
      <text:p text:style-name="P3">2. Design</text:p>
      <text:p text:style-name="P6"/>
      <text:p text:style-name="P5">2.1 Requirements</text:p>
      <text:p text:style-name="P7"><text:span text:style-name="T4"/></text:p>
      <text:list xml:id="list8590441190545940967" text:style-name="L2">
        <text:list-item>
          <text:p text:style-name="P13"><text:span text:style-name="T5">Configure the </text:span><text:span text:style-name="T6">applications that are shown if AMS Dashboard is used by more than one app</text:span></text:p>
        </text:list-item>
      </text:list>
      <text:p text:style-name="P9"/>
      <text:p text:style-name="P6">2.2 <text:span text:style-name="T7">Types of Graphs</text:span></text:p>
      <text:p text:style-name="P7"><text:span text:style-name="T1"><text:tab/></text:span><text:span text:style-name="T7">The left navigation of the AMS Dashboard will have the following graphs</text:span></text:p>
      <text:list xml:id="list8725707348793282236" text:style-name="L3">
        <text:list-item>
          <text:p text:style-name="P15">Audience Graph</text:p>
          <text:list>
            <text:list-item>
              <text:p text:style-name="P15">Demographics (if available)</text:p>
            </text:list-item>
            <text:list-item>
              <text:p text:style-name="P15">Devices</text:p>
              <text:list>
                <text:list-item>
                  <text:p text:style-name="P15">Android Version</text:p>
                </text:list-item>
                <text:list-item>
                  <text:p text:style-name="P15">Phone Type</text:p>
                </text:list-item>
              </text:list>
            </text:list-item>
            <text:list-item>
              <text:p text:style-name="P17"><text:span text:style-name="T12"><text:s/>users</text:span>Location of users</text:p>
            </text:list-item>
          </text:list>
        </text:list-item>
        <text:list-item>
          <text:p text:style-name="P14"><text:span text:style-name="T8">Event </text:span><text:span text:style-name="T9">Tables</text:span></text:p>
          <text:list>
            <text:list-item>
              <text:p text:style-name="P18">Success</text:p>
            </text:list-item>
            <text:list-item>
              <text:p text:style-name="P18">Error</text:p>
            </text:list-item>
            <text:list-item>
              <text:p text:style-name="P18">Warning</text:p>
            </text:list-item>
            <text:list-item>
              <text:p text:style-name="P19">Info</text:p>
            </text:list-item>
            <text:list-item>
              <text:p text:style-name="P19">Filters</text:p>
              <text:list>
                <text:list-item>
                  <text:p text:style-name="P18"><text:span text:style-name="T9">Date </text:span><text:span text:style-name="T10">(Year, month, day, date range)</text:span></text:p>
                </text:list-item>
                <text:list-item>
                  <text:p text:style-name="P20">By string of the description – Possible requirement search by regex</text:p>
                </text:list-item>
              </text:list>
            </text:list-item>
          </text:list>
        </text:list-item>
        <text:list-item>
          <text:p text:style-name="P21">Usage Data</text:p>
          <text:list>
            <text:list-item>
              <text:p text:style-name="P21">User path</text:p>
            </text:list-item>
            <text:list-item>
              <text:p text:style-name="P16">Time of use</text:p>
            </text:list-item>
            <text:list-item>
              <text:p text:style-name="P21">User Retention</text:p>
            </text:list-item>
            <text:list-item>
              <text:p text:style-name="P21">Total Users</text:p>
            </text:list-item>
          </text:list>
        </text:list-item>
      </text:list>
      <text:p text:style-name="P22"><text:span text:style-name="T11">2.3 Favorites</text:span></text:p>
      <text:p text:style-name="P22"><text:span text:style-name="T11"><text:tab/>The user should be able to choose custom graphs that are relevant to them</text:span></text:p>
      <text:p text:style-name="P25"><text:span text:style-name="T12"/></text:p>
      <text:p text:style-name="P25"><text:span text:style-name="T12">2.4 Applications</text:span></text:p>
      <text:list xml:id="list5434387596675643483" text:style-name="L6">
        <text:list-item>
          <text:p text:style-name="P26"><text:soft-page-break/><text:span text:style-name="T12">Add an application</text:span></text:p>
          <text:list>
            <text:list-item>
              <text:p text:style-name="P26"><text:span text:style-name="T12">Application Key</text:span></text:p>
            </text:list-item>
          </text:list>
        </text:list-item>
        <text:list-item>
          <text:p text:style-name="P26"><text:span text:style-name="T12">Delete an application</text:span></text:p>
        </text:list-item>
      </text:list>
      <text:p text:style-name="P25"><text:span text:style-name="T12"/></text:p>
      <text:list xml:id="list1138606405" text:continue-numbering="true" text:style-name="L6">
        <text:list-header>
          <text:p text:style-name="P28"><text:span text:style-name="T11">2.</text:span><text:span text:style-name="T12">5</text:span><text:span text:style-name="T11"> Alerts (Future feature)</text:span></text:p>
        </text:list-header>
      </text:list>
      <text:p text:style-name="P22"><text:span text:style-name="T11"><text:tab/>Set up custom alerts for graphs</text:span></text:p>
      <text:list xml:id="list5188376207072638757" text:style-name="L5">
        <text:list-item>
          <text:p text:style-name="P24"><text:span text:style-name="T11">By phone number or email</text:span></text:p>
        </text:list-item>
      </text:list>
      <text:p text:style-name="P22"><text:span text:style-name="T11"/></text:p>
      <text:p text:style-name="P22"><text:span text:style-name="T11">2.</text:span><text:span text:style-name="T12">6</text:span><text:span text:style-name="T11"> User Accounts (Future feature)</text:span></text:p>
      <text:p text:style-name="P22"><text:span text:style-name="T11"><text:tab/>Each customer is given a default admin account and that account can create other accounts and specify different apps per user</text:span></text:p>
      <text:list xml:id="list9075235284879311678" text:style-name="L4">
        <text:list-item>
          <text:p text:style-name="P23"><text:span text:style-name="T11">Page for permissions by application</text:span></text:p>
        </text:list-item>
        <text:list-item>
          <text:p text:style-name="P23"><text:span text:style-name="T11">Page for permissions by user</text:span></text:p>
        </text:list-item>
        <text:list-item>
          <text:p text:style-name="P23"><text:span text:style-name="T11">User account information page</text:span></text:p>
          <text:list>
            <text:list-item>
              <text:p text:style-name="P23"><text:span text:style-name="T11">Reset password</text:span></text:p>
            </text:list-item>
            <text:list-item>
              <text:p text:style-name="P23"><text:span text:style-name="T11">change emai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ran </meta:initial-creator>
    <meta:creation-date>2013-05-02T14:47:50</meta:creation-date>
    <dc:date>2013-05-09T19:47:14</dc:date>
    <dc:creator>Eliran </dc:creator>
    <meta:editing-duration>PT16H30M41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2" meta:paragraph-count="50" meta:word-count="293" meta:character-count="1568" meta:non-whitespace-character-count="1353"/>
  </office:meta>
</office:document-meta>
</file>